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f32ac" officeooo:paragraph-rsid="001f32ac"/>
    </style:style>
    <style:style style:name="P2" style:family="paragraph" style:parent-style-name="Standard">
      <style:text-properties style:font-name="Liberation Serif" fo:font-weight="bold" officeooo:rsid="001c08a4" officeooo:paragraph-rsid="001f32ac" style:font-weight-asian="bold" style:font-weight-complex="bold"/>
    </style:style>
    <style:style style:name="P3" style:family="paragraph" style:parent-style-name="Standard">
      <style:text-properties style:font-name="Liberation Serif" fo:font-weight="bold" officeooo:rsid="00173991" officeooo:paragraph-rsid="001f32ac" style:font-weight-asian="bold" style:font-weight-complex="bold"/>
    </style:style>
    <style:style style:name="P4" style:family="paragraph" style:parent-style-name="Standard">
      <style:text-properties style:font-name="Liberation Serif" fo:font-weight="bold" officeooo:rsid="001761cd" officeooo:paragraph-rsid="001f32ac" style:font-weight-asian="bold" style:font-weight-complex="bold"/>
    </style:style>
    <style:style style:name="P5" style:family="paragraph" style:parent-style-name="Standard">
      <style:text-properties style:font-name="Liberation Serif" fo:font-weight="bold" officeooo:rsid="00180212" officeooo:paragraph-rsid="001f32ac" style:font-weight-asian="bold" style:font-weight-complex="bold"/>
    </style:style>
    <style:style style:name="P6" style:family="paragraph" style:parent-style-name="Standard">
      <style:text-properties style:font-name="Liberation Serif" fo:font-weight="bold" officeooo:rsid="0018a49b" officeooo:paragraph-rsid="001f32ac" style:font-weight-asian="bold" style:font-weight-complex="bold"/>
    </style:style>
    <style:style style:name="P7" style:family="paragraph" style:parent-style-name="Standard">
      <style:text-properties style:font-name="Liberation Serif" fo:font-weight="bold" officeooo:rsid="0019923d" officeooo:paragraph-rsid="001f32ac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weight="bold" officeooo:rsid="00155051" officeooo:paragraph-rsid="00200b8b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weight="bold" officeooo:rsid="00155051" officeooo:paragraph-rsid="00200b8b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weight="bold" officeooo:rsid="0015dc3d" officeooo:paragraph-rsid="00200b8b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weight="bold" officeooo:rsid="0016e45d" officeooo:paragraph-rsid="00200b8b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weight="bold" officeooo:rsid="0017e68d" officeooo:paragraph-rsid="00200b8b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weight="bold" officeooo:rsid="0018da37" officeooo:paragraph-rsid="00200b8b" style:font-weight-asian="bold" style:font-weight-complex="bold"/>
    </style:style>
    <style:style style:name="P14" style:family="paragraph" style:parent-style-name="Standard">
      <style:text-properties style:font-name="Liberation Serif" fo:font-style="normal" fo:font-weight="normal" officeooo:rsid="0011fcc3" officeooo:paragraph-rsid="001f32ac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Liberation Serif" fo:font-style="normal" fo:font-weight="normal" officeooo:rsid="0015c74e" officeooo:paragraph-rsid="001f32ac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font-name="Liberation Serif" fo:font-style="normal" style:text-underline-style="none" fo:font-weight="bold" officeooo:rsid="001761cd" officeooo:paragraph-rsid="001f32ac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tyle="normal" style:text-underline-style="none" fo:font-weight="bold" officeooo:rsid="00194e95" officeooo:paragraph-rsid="00200b8b" style:font-style-asian="normal" style:font-weight-asian="bold" style:font-style-complex="normal" style:font-weight-complex="bold"/>
    </style:style>
    <style:style style:name="P18" style:family="paragraph" style:parent-style-name="Standard">
      <style:text-properties style:font-name="Liberation Serif" fo:font-style="normal" style:text-underline-style="none" fo:font-weight="normal" officeooo:rsid="00180212" officeooo:paragraph-rsid="001f32ac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Liberation Serif" fo:font-style="normal" style:text-underline-style="none" fo:font-weight="normal" officeooo:rsid="001761cd" officeooo:paragraph-rsid="001f32ac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Liberation Serif" fo:font-style="normal" style:text-underline-style="none" fo:font-weight="normal" officeooo:rsid="001777b7" officeooo:paragraph-rsid="001f32ac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Liberation Serif" fo:font-style="normal" style:text-underline-style="none" fo:font-weight="normal" officeooo:rsid="001c08a4" officeooo:paragraph-rsid="001f32ac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Liberation Serif" style:text-underline-style="none" fo:font-weight="normal" officeooo:rsid="0014aafb" officeooo:paragraph-rsid="00200b8b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Liberation Serif" style:text-underline-style="none" fo:font-weight="normal" officeooo:rsid="00155051" officeooo:paragraph-rsid="00200b8b" style:font-weight-asian="normal" style:font-weight-complex="normal"/>
    </style:style>
    <style:style style:name="P24" style:family="paragraph" style:parent-style-name="Standard">
      <style:text-properties style:font-name="Liberation Serif" style:text-underline-style="none" fo:font-weight="normal" officeooo:rsid="00155051" officeooo:paragraph-rsid="00200b8b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style:text-underline-style="none" fo:font-weight="normal" officeooo:rsid="00155051" officeooo:paragraph-rsid="00200b8b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style:text-underline-style="none" fo:font-weight="normal" officeooo:rsid="0016e45d" officeooo:paragraph-rsid="00200b8b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style:text-underline-style="none" fo:font-weight="normal" officeooo:rsid="0017e68d" officeooo:paragraph-rsid="00200b8b" style:font-weight-asian="normal" style:font-weight-complex="normal"/>
    </style:style>
    <style:style style:name="P28" style:family="paragraph" style:parent-style-name="Standard">
      <style:text-properties fo:font-weight="normal" officeooo:rsid="00109d89" officeooo:paragraph-rsid="001f32ac" style:font-weight-asian="normal" style:font-weight-complex="normal"/>
    </style:style>
    <style:style style:name="P29" style:family="paragraph" style:parent-style-name="Standard">
      <style:text-properties fo:font-weight="bold" officeooo:rsid="0010a02e" officeooo:paragraph-rsid="00200b8b" style:font-weight-asian="bold" style:font-weight-complex="bold"/>
    </style:style>
    <style:style style:name="P30" style:family="paragraph" style:parent-style-name="Standard">
      <style:text-properties fo:font-weight="bold" officeooo:rsid="0005309b" officeooo:paragraph-rsid="00207b35" style:font-weight-asian="bold" style:font-weight-complex="bold"/>
    </style:style>
    <style:style style:name="P31" style:family="paragraph" style:parent-style-name="Standard">
      <style:text-properties fo:font-weight="bold" officeooo:rsid="00084a5a" officeooo:paragraph-rsid="00207b35" style:font-weight-asian="bold" style:font-weight-complex="bold"/>
    </style:style>
    <style:style style:name="P32" style:family="paragraph" style:parent-style-name="Standard">
      <style:text-properties fo:font-weight="bold" officeooo:rsid="0009a27e" officeooo:paragraph-rsid="00207b35" style:font-weight-asian="bold" style:font-weight-complex="bold"/>
    </style:style>
    <style:style style:name="P33" style:family="paragraph" style:parent-style-name="Standard">
      <style:text-properties officeooo:rsid="000196b8" officeooo:paragraph-rsid="00207b35"/>
    </style:style>
    <style:style style:name="P34" style:family="paragraph" style:parent-style-name="Standard">
      <style:text-properties officeooo:rsid="0001ba5c" officeooo:paragraph-rsid="00207b35"/>
    </style:style>
    <style:style style:name="P35" style:family="paragraph" style:parent-style-name="Standard">
      <style:paragraph-properties fo:margin-left="0.4925in" fo:margin-right="0in" fo:text-indent="0in" style:auto-text-indent="false"/>
      <style:text-properties style:font-name="Courier New" fo:font-weight="normal" officeooo:rsid="00109d89" officeooo:paragraph-rsid="001f32ac" style:font-weight-asian="normal" style:font-weight-complex="normal"/>
    </style:style>
    <style:style style:name="P36" style:family="paragraph" style:parent-style-name="Standard">
      <style:paragraph-properties fo:margin-left="0.4925in" fo:margin-right="0in" fo:text-indent="0in" style:auto-text-indent="false"/>
      <style:text-properties style:font-name="Courier New" fo:font-weight="normal" officeooo:rsid="0010a02e" officeooo:paragraph-rsid="00200b8b" style:font-weight-asian="normal" style:font-weight-complex="normal"/>
    </style:style>
    <style:style style:name="P37" style:family="paragraph" style:parent-style-name="Standard">
      <style:paragraph-properties fo:margin-left="0.4925in" fo:margin-right="0in" fo:text-indent="0in" style:auto-text-indent="false"/>
      <style:text-properties style:font-name="Courier New" fo:font-weight="normal" officeooo:rsid="0012cf6a" officeooo:paragraph-rsid="00200b8b" style:font-weight-asian="normal" style:font-weight-complex="normal"/>
    </style:style>
    <style:style style:name="P38" style:family="paragraph" style:parent-style-name="Standard">
      <style:paragraph-properties fo:margin-left="0.4925in" fo:margin-right="0in" fo:text-indent="0in" style:auto-text-indent="false"/>
      <style:text-properties style:font-name="Courier New" fo:font-weight="bold" officeooo:rsid="0010a02e" officeooo:paragraph-rsid="00200b8b" style:font-weight-asian="bold" style:font-weight-complex="bold"/>
    </style:style>
    <style:style style:name="P39" style:family="paragraph" style:parent-style-name="Standard">
      <style:paragraph-properties fo:margin-left="0.4925in" fo:margin-right="0in" fo:text-indent="0in" style:auto-text-indent="false"/>
      <style:text-properties style:font-name="Liberation Serif" fo:font-weight="normal" officeooo:rsid="0010a02e" officeooo:paragraph-rsid="00200b8b" style:font-weight-asian="normal" style:font-weight-complex="normal"/>
    </style:style>
    <style:style style:name="P40" style:family="paragraph" style:parent-style-name="Standard">
      <style:paragraph-properties fo:margin-left="0.4925in" fo:margin-right="0in" fo:text-indent="0in" style:auto-text-indent="false"/>
      <style:text-properties style:font-name="Liberation Serif" fo:font-weight="normal" officeooo:rsid="0012cf6a" officeooo:paragraph-rsid="00200b8b" style:font-weight-asian="normal" style:font-weight-complex="normal"/>
    </style:style>
    <style:style style:name="P41" style:family="paragraph" style:parent-style-name="Standard">
      <style:paragraph-properties fo:margin-left="0in" fo:margin-right="0in" fo:text-indent="0in" style:auto-text-indent="false"/>
      <style:text-properties style:font-name="Liberation Serif" fo:font-weight="normal" officeooo:rsid="00109d89" officeooo:paragraph-rsid="001f32ac" style:font-weight-asian="normal" style:font-weight-complex="normal"/>
    </style:style>
    <style:style style:name="P42" style:family="paragraph" style:parent-style-name="Standard">
      <style:paragraph-properties fo:margin-left="0in" fo:margin-right="0in" fo:text-indent="0in" style:auto-text-indent="false"/>
      <style:text-properties style:font-name="Liberation Serif" fo:font-weight="normal" officeooo:rsid="0010a266" officeooo:paragraph-rsid="001f32ac" style:font-weight-asian="normal" style:font-weight-complex="normal"/>
    </style:style>
    <style:style style:name="P43" style:family="paragraph" style:parent-style-name="Standard">
      <style:paragraph-properties fo:margin-left="0in" fo:margin-right="0in" fo:text-indent="0in" style:auto-text-indent="false"/>
      <style:text-properties style:font-name="Liberation Serif" fo:font-weight="normal" officeooo:rsid="0010a02e" officeooo:paragraph-rsid="00200b8b" style:font-weight-asian="normal" style:font-weight-complex="normal"/>
    </style:style>
    <style:style style:name="P44" style:family="paragraph" style:parent-style-name="Standard">
      <style:paragraph-properties fo:margin-left="0in" fo:margin-right="0in" fo:text-indent="0in" style:auto-text-indent="false"/>
      <style:text-properties style:font-name="Liberation Serif" fo:font-weight="normal" officeooo:rsid="0011a9be" officeooo:paragraph-rsid="00200b8b" style:font-weight-asian="normal" style:font-weight-complex="normal"/>
    </style:style>
    <style:style style:name="P45" style:family="paragraph" style:parent-style-name="Standard">
      <style:paragraph-properties fo:margin-left="0in" fo:margin-right="0in" fo:text-indent="0in" style:auto-text-indent="false"/>
      <style:text-properties style:font-name="Liberation Serif" fo:font-weight="normal" officeooo:rsid="001300df" officeooo:paragraph-rsid="00200b8b" style:font-weight-asian="normal" style:font-weight-complex="normal"/>
    </style:style>
    <style:style style:name="P46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11fcc3" officeooo:paragraph-rsid="001f32ac" style:font-weight-asian="bold" style:font-weight-complex="bold"/>
    </style:style>
    <style:style style:name="P47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10a02e" officeooo:paragraph-rsid="00200b8b" style:font-weight-asian="bold" style:font-weight-complex="bold"/>
    </style:style>
    <style:style style:name="P48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12cf6a" officeooo:paragraph-rsid="00200b8b" style:font-weight-asian="bold" style:font-weight-complex="bold"/>
    </style:style>
    <style:style style:name="P49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1300df" officeooo:paragraph-rsid="00200b8b" style:font-weight-asian="bold" style:font-weight-complex="bold"/>
    </style:style>
    <style:style style:name="P50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14aafb" officeooo:paragraph-rsid="00200b8b" style:font-weight-asian="bold" style:font-weight-complex="bold"/>
    </style:style>
    <style:style style:name="P51" style:family="paragraph" style:parent-style-name="Standard">
      <style:paragraph-properties fo:margin-left="0in" fo:margin-right="0in" fo:text-indent="0in" style:auto-text-indent="false"/>
      <style:text-properties style:font-name="Liberation Serif" fo:font-style="normal" fo:font-weight="normal" officeooo:rsid="00109d89" officeooo:paragraph-rsid="001f32ac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margin-left="0in" fo:margin-right="0in" fo:text-indent="0in" style:auto-text-indent="false"/>
      <style:text-properties style:font-name="Liberation Serif" fo:font-style="normal" fo:font-weight="normal" officeooo:rsid="0010a266" officeooo:paragraph-rsid="001f32ac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margin-left="0in" fo:margin-right="0in" fo:text-indent="0in" style:auto-text-indent="false"/>
      <style:text-properties style:font-name="Courier New" fo:font-weight="normal" officeooo:rsid="0010a02e" officeooo:paragraph-rsid="00200b8b" style:font-weight-asian="normal" style:font-weight-complex="normal"/>
    </style:style>
    <style:style style:name="P54" style:family="paragraph" style:parent-style-name="Standard" style:list-style-name="L1">
      <style:text-properties style:font-name="Liberation Serif" fo:font-weight="bold" officeooo:rsid="0011fcc3" officeooo:paragraph-rsid="001f32ac" style:font-weight-asian="bold" style:font-weight-complex="bold"/>
    </style:style>
    <style:style style:name="P55" style:family="paragraph" style:parent-style-name="Standard" style:list-style-name="L2">
      <style:text-properties style:font-name="Liberation Serif" fo:font-weight="bold" officeooo:rsid="0015c74e" officeooo:paragraph-rsid="001f32ac" style:font-weight-asian="bold" style:font-weight-complex="bold"/>
    </style:style>
    <style:style style:name="P56" style:family="paragraph" style:parent-style-name="Standard" style:list-style-name="L4">
      <style:text-properties style:font-name="Liberation Serif" fo:font-weight="bold" officeooo:rsid="001c08a4" officeooo:paragraph-rsid="001f32ac" style:font-weight-asian="bold" style:font-weight-complex="bold"/>
    </style:style>
    <style:style style:name="P57" style:family="paragraph" style:parent-style-name="Standard" style:list-style-name="L5">
      <style:text-properties style:font-name="Liberation Serif" fo:font-weight="bold" officeooo:rsid="0014aafb" officeooo:paragraph-rsid="00200b8b" style:font-weight-asian="bold" style:font-weight-complex="bold"/>
    </style:style>
    <style:style style:name="P58" style:family="paragraph" style:parent-style-name="Standard" style:list-style-name="L2">
      <style:text-properties style:font-name="Liberation Serif" fo:font-style="normal" fo:font-weight="normal" officeooo:rsid="0015c74e" officeooo:paragraph-rsid="001f32ac" style:font-style-asian="normal" style:font-weight-asian="normal" style:font-style-complex="normal" style:font-weight-complex="normal"/>
    </style:style>
    <style:style style:name="P59" style:family="paragraph" style:parent-style-name="Standard" style:list-style-name="L3">
      <style:text-properties style:font-name="Liberation Serif" fo:font-style="normal" style:text-underline-style="none" fo:font-weight="normal" officeooo:rsid="0019923d" officeooo:paragraph-rsid="001f32ac" style:font-style-asian="normal" style:font-weight-asian="normal" style:font-style-complex="normal" style:font-weight-complex="normal"/>
    </style:style>
    <style:style style:name="P60" style:family="paragraph" style:parent-style-name="Standard" style:list-style-name="L4">
      <style:text-properties style:font-name="Liberation Serif" fo:font-style="normal" style:text-underline-style="none" fo:font-weight="normal" officeooo:rsid="001c08a4" officeooo:paragraph-rsid="001f32ac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tyle="normal" style:text-underline-style="none" fo:font-weight="normal" officeooo:rsid="00194e95" officeooo:paragraph-rsid="00200b8b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tyle="normal" style:text-underline-style="none" fo:font-weight="normal" officeooo:rsid="00014c98" officeooo:paragraph-rsid="0020e598" style:font-style-asian="normal" style:font-weight-asian="normal" style:font-style-complex="normal" style:font-weight-complex="normal"/>
    </style:style>
    <style:style style:name="P63" style:family="paragraph" style:parent-style-name="Standard" style:list-style-name="L6">
      <style:paragraph-properties fo:text-align="start" style:justify-single-word="false"/>
      <style:text-properties style:font-name="Liberation Serif" style:text-underline-style="none" fo:font-weight="normal" officeooo:rsid="00155051" officeooo:paragraph-rsid="00200b8b" style:font-weight-asian="normal" style:font-weight-complex="normal"/>
    </style:style>
    <style:style style:name="P64" style:family="paragraph" style:parent-style-name="Standard" style:list-style-name="L7">
      <style:paragraph-properties fo:text-align="start" style:justify-single-word="false"/>
      <style:text-properties style:font-name="Liberation Serif" style:text-underline-style="none" fo:font-weight="normal" officeooo:rsid="0017e68d" officeooo:paragraph-rsid="00200b8b" style:font-weight-asian="normal" style:font-weight-complex="normal"/>
    </style:style>
    <style:style style:name="P65" style:family="paragraph" style:parent-style-name="Standard" style:list-style-name="L8">
      <style:paragraph-properties fo:text-align="start" style:justify-single-word="false"/>
      <style:text-properties style:font-name="Liberation Serif" style:text-underline-style="none" fo:font-weight="normal" officeooo:rsid="0018da37" officeooo:paragraph-rsid="00200b8b" style:font-weight-asian="normal" style:font-weight-complex="normal"/>
    </style:style>
    <style:style style:name="P66" style:family="paragraph" style:parent-style-name="Standard" style:list-style-name="L9">
      <style:text-properties officeooo:rsid="000196b8" officeooo:paragraph-rsid="00207b35"/>
    </style:style>
    <style:style style:name="P67" style:family="paragraph" style:parent-style-name="Standard" style:list-style-name="L9">
      <style:text-properties fo:font-weight="normal" officeooo:rsid="000196b8" officeooo:paragraph-rsid="00207b35" style:font-weight-asian="normal" style:font-weight-complex="normal"/>
    </style:style>
    <style:style style:name="P68" style:family="paragraph" style:parent-style-name="Standard">
      <style:text-properties fo:font-weight="normal" officeooo:rsid="000196b8" officeooo:paragraph-rsid="00207b35" style:font-weight-asian="normal" style:font-weight-complex="normal"/>
    </style:style>
    <style:style style:name="P69" style:family="paragraph" style:parent-style-name="Standard">
      <style:text-properties fo:font-weight="normal" officeooo:rsid="0001ab46" officeooo:paragraph-rsid="00207b35" style:font-weight-asian="normal" style:font-weight-complex="normal"/>
    </style:style>
    <style:style style:name="P70" style:family="paragraph" style:parent-style-name="Standard" style:list-style-name="L10">
      <style:text-properties fo:font-weight="normal" officeooo:rsid="0001ab46" officeooo:paragraph-rsid="00207b35" style:font-weight-asian="normal" style:font-weight-complex="normal"/>
    </style:style>
    <style:style style:name="P71" style:family="paragraph" style:parent-style-name="Standard">
      <style:text-properties fo:font-weight="normal" officeooo:rsid="0001ba5c" officeooo:paragraph-rsid="00207b35" style:font-weight-asian="normal" style:font-weight-complex="normal"/>
    </style:style>
    <style:style style:name="P72" style:family="paragraph" style:parent-style-name="Standard" style:list-style-name="L11">
      <style:text-properties fo:font-weight="normal" officeooo:rsid="0005309b" officeooo:paragraph-rsid="00207b35" style:font-weight-asian="normal" style:font-weight-complex="normal"/>
    </style:style>
    <style:style style:name="P73" style:family="paragraph" style:parent-style-name="Standard">
      <style:text-properties fo:font-weight="normal" officeooo:rsid="0005309b" officeooo:paragraph-rsid="00207b35" style:font-weight-asian="normal" style:font-weight-complex="normal"/>
    </style:style>
    <style:style style:name="P74" style:family="paragraph" style:parent-style-name="Standard">
      <style:text-properties fo:font-weight="normal" officeooo:rsid="00084a5a" officeooo:paragraph-rsid="00207b35" style:font-weight-asian="normal" style:font-weight-complex="normal"/>
    </style:style>
    <style:style style:name="P75" style:family="paragraph" style:parent-style-name="Standard">
      <style:text-properties fo:font-weight="normal" officeooo:rsid="0009a27e" officeooo:paragraph-rsid="00207b35" style:font-weight-asian="normal" style:font-weight-complex="normal"/>
    </style:style>
    <style:style style:name="P76" style:family="paragraph" style:parent-style-name="Standard">
      <style:text-properties fo:font-weight="normal" officeooo:rsid="00014c98" officeooo:paragraph-rsid="0020e598" style:font-weight-asian="normal" style:font-weight-complex="normal"/>
    </style:style>
    <style:style style:name="P77" style:family="paragraph" style:parent-style-name="Standard" style:list-style-name="L11">
      <style:text-properties fo:font-weight="bold" officeooo:rsid="0005309b" officeooo:paragraph-rsid="00207b35" style:font-weight-asian="bold" style:font-weight-complex="bold"/>
    </style:style>
    <style:style style:name="P78" style:family="paragraph" style:parent-style-name="Standard" style:list-style-name="L12">
      <style:text-properties fo:font-weight="bold" officeooo:rsid="0009a27e" officeooo:paragraph-rsid="00207b35" style:font-weight-asian="bold" style:font-weight-complex="bold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1777b7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style="normal" style:text-underline-style="none" officeooo:rsid="001fa45e" style:font-style-asian="normal" style:font-style-complex="normal"/>
    </style:style>
    <style:style style:name="T5" style:family="text">
      <style:text-properties fo:font-style="normal" style:text-underline-style="none" officeooo:rsid="001777b7" style:font-style-asian="normal" style:font-style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15591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2ecf8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3b2cb" style:font-weight-asian="bold" style:font-weight-complex="bold"/>
    </style:style>
    <style:style style:name="T14" style:family="text">
      <style:text-properties fo:color="#ce181e"/>
    </style:style>
    <style:style style:name="T15" style:family="text">
      <style:text-properties fo:color="#ce181e" fo:font-weight="bold" style:font-weight-asian="bold" style:font-weight-complex="bold"/>
    </style:style>
    <style:style style:name="T16" style:family="text">
      <style:text-properties fo:color="#ce181e" fo:font-style="normal" style:text-underline-style="solid" style:text-underline-width="auto" style:text-underline-color="font-color" style:font-style-asian="normal" style:font-style-complex="normal"/>
    </style:style>
    <style:style style:name="T17" style:family="text">
      <style:text-properties fo:color="#ce181e" fo:font-style="normal" style:text-underline-style="none" fo:font-weight="normal" officeooo:rsid="001e7c6d" style:font-style-asian="normal" style:font-weight-asian="normal" style:font-style-complex="normal" style:font-weight-complex="normal"/>
    </style:style>
    <style:style style:name="T18" style:family="text">
      <style:text-properties fo:color="#ce181e" fo:font-style="normal" style:text-underline-style="none" fo:font-weight="normal" officeooo:rsid="001d276b" style:font-style-asian="normal" style:font-weight-asian="normal" style:font-style-complex="normal" style:font-weight-complex="normal"/>
    </style:style>
    <style:style style:name="T19" style:family="text">
      <style:text-properties fo:color="#ce181e" fo:font-style="normal" style:text-underline-style="none" officeooo:rsid="001e7c6d" style:font-style-asian="normal" style:font-style-complex="normal"/>
    </style:style>
    <style:style style:name="T20" style:family="text">
      <style:text-properties fo:color="#ce181e" fo:font-weight="normal" style:font-weight-asian="normal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fo:font-weight="normal" style:font-weight-asian="normal" style:font-weight-complex="normal"/>
    </style:style>
    <style:style style:name="T24" style:family="text">
      <style:text-properties style:text-underline-style="none" fo:font-weight="normal" officeooo:rsid="0015dc3d" style:font-weight-asian="normal" style:font-weight-complex="normal"/>
    </style:style>
    <style:style style:name="T25" style:family="text">
      <style:text-properties style:text-underline-style="none" officeooo:rsid="0015dc3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ab8d1" style:font-weight-asian="normal" style:font-weight-complex="normal"/>
    </style:style>
    <style:style style:name="T28" style:family="text">
      <style:text-properties fo:font-weight="normal" officeooo:rsid="00037122" style:font-weight-asian="normal" style:font-weight-complex="normal"/>
    </style:style>
    <style:style style:name="T2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0" style:family="text">
      <style:text-properties officeooo:rsid="00219c1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Caso de <text:span text:style-name="T12">empréstimo de </text:span><text:span text:style-name="T15">curto prazo</text:span><text:span text:style-name="T12"> que se classifica em </text:span><text:span text:style-name="T15">Passivo Não Circulante</text:span><text:span text:style-name="T14"> </text:span>(CPC 26):</text:p>
      <text:p text:style-name="P35">Se a entidade tiver a expectativa, e tiver poder discricionário, para refinanciar ou substituir (<text:span text:style-name="T21">roll over</text:span><text:span text:style-name="T6">) uma obrigação por pelo menos 12 meses após a data do balanço segundo dispositivo contratual do empréstimo existente, deve classificar a obrigação como </text:span><text:span text:style-name="T8">não circulante</text:span><text:span text:style-name="T6">, mesmo que de outra forma fosse devida dentro de período mais curto. Contudo, quando o refinanciamento ou a substituição (</text:span><text:span text:style-name="T21">roll over</text:span><text:span text:style-name="T6">) da obrigação não depender somente da entidade (ex.: se não houver um acordo de refinanciamento), o simples potencial de refinanciamento </text:span><text:span text:style-name="T8">não</text:span><text:span text:style-name="T6"> é considerado suficiente para a classificação como não circulante e, portanto, a obrigação é classificada como circulante.</text:span></text:p>
      <text:p text:style-name="P51"/>
      <text:p text:style-name="P41"><text:span text:style-name="T6">Resumindo: se entidade tem um empréstimo de CP, <text:s/>mas há grande possibilidade de que, de modo </text:span><text:span text:style-name="T8">unilateral</text:span><text:span text:style-name="T6">, ela possa prorrogar a obrigação por um período maior e seja muito provável que o faça, então esse empréstimo deve ficar classificado no </text:span><text:span text:style-name="T8">PNC</text:span><text:span text:style-name="T6">.</text:span></text:p>
      <text:p text:style-name="P51"/>
      <text:p text:style-name="P42"><text:span text:style-name="T6">Receitas Diferidas </text:span><text:span text:style-name="T7">= Receitas Recebidas Antecipadamente</text:span><text:span text:style-name="T6">→ PNC.</text:span></text:p>
      <text:p text:style-name="P52"/>
      <text:p text:style-name="P46"><text:span text:style-name="T6">Atenção!</text:span><text:span text:style-name="T9"> Exemplo do aluguel pago antecipadamente. Supondo que empresa aluguel imóvel por 12 meses a um determinado inquilino, e este pague antecipadamente todos os aluguéis. Nesse caso há duas situações possíveis:</text:span></text:p>
      <text:list xml:id="list3013634116" text:style-name="L1">
        <text:list-item>
          <text:p text:style-name="P54"><text:span text:style-name="T9">se o imóvel for desocupado antes do término e a empresa estiver </text:span><text:span text:style-name="T6">obrigada a restituir</text:span><text:span text:style-name="T9"> os valores dos meses não gozados pelo inquilino → o aluguel antecipado será </text:span><text:span text:style-name="T6">Passivo</text:span><text:span text:style-name="T9">;</text:span></text:p>
        </text:list-item>
        <text:list-item>
          <text:p text:style-name="P54"><text:span text:style-name="T9">se o imóvel for desocupado antes do término e a empresa </text:span><text:span text:style-name="T6">não</text:span><text:span text:style-name="T9"> </text:span><text:span text:style-name="T6">estiver obrigada a restituir</text:span><text:span text:style-name="T9"> os valores dos meses não gozados pelo inquilino → o aluguel antecipado será </text:span><text:span text:style-name="T6">Receita Diferida</text:span><text:span text:style-name="T9">, </text:span><text:span text:style-name="T10">assim</text:span><text:span text:style-name="T9"> classificada no </text:span><text:span text:style-name="T6">PNC</text:span><text:span text:style-name="T9">.</text:span></text:p>
        </text:list-item>
      </text:list>
      <text:p text:style-name="P14"/>
      <text:p text:style-name="P15">Requisitos para a constituição de uma companhia:</text:p>
      <text:list xml:id="list609645647" text:style-name="L2">
        <text:list-item>
          <text:p text:style-name="P55"><text:span text:style-name="T9">subscrição, de pelo menos 2 pessoas, de </text:span><text:span text:style-name="T6">todas</text:span><text:span text:style-name="T9"> as ações em que se divide o CS fixado no estatuto;</text:span></text:p>
        </text:list-item>
        <text:list-item>
          <text:p text:style-name="P55"><text:span text:style-name="T9">realização de no mínimo </text:span><text:span text:style-name="T6">10% em dinheiro</text:span><text:span text:style-name="T9"> como entrada;</text:span></text:p>
        </text:list-item>
        <text:list-item>
          <text:p text:style-name="P58">depósito no BB ou outro banco autorizado pela CVM.</text:p>
        </text:list-item>
      </text:list>
      <text:p text:style-name="P15"/>
      <text:p text:style-name="P3"><text:span text:style-name="T6">Gastos com emissão de ações</text:span><text:span text:style-name="T9"> → não são despesas, mas sim </text:span><text:span text:style-name="T11">redução do valor obtido do CS</text:span><text:span text:style-name="T1">.</text:span></text:p>
      <text:p text:style-name="P16"/>
      <text:p text:style-name="P5"><text:span text:style-name="T3">Prêmio na emissão de debêntures</text:span><text:span text:style-name="T1"> → receita.</text:span></text:p>
      <text:p text:style-name="P18"/>
      <text:p text:style-name="P6"><text:span text:style-name="T3">Doações e subvenções </text:span><text:span text:style-name="T4">governamentais </text:span><text:span text:style-name="T3">para investimento</text:span><text:span text:style-name="T1"> → receita.</text:span></text:p>
      <text:p text:style-name="P16"/>
      <text:p text:style-name="P7"><text:span text:style-name="T3">Reservas de Capital</text:span><text:span text:style-name="T1">:</text:span></text:p>
      <text:list xml:id="list2865285549" text:style-name="L3">
        <text:list-item>
          <text:p text:style-name="P59">Ágio na Emissão de Ações;</text:p>
        </text:list-item>
        <text:list-item>
          <text:p text:style-name="P59">Partes Beneficiárias;</text:p>
        </text:list-item>
        <text:list-item>
          <text:p text:style-name="P59">Bônus de Subscrição.</text:p>
        </text:list-item>
      </text:list>
      <text:p text:style-name="P16"/>
      <text:p text:style-name="P4"><text:span text:style-name="T3">Partes beneficiárias</text:span><text:span text:style-name="T1"> → titulos negociáveis, </text:span><text:span text:style-name="T11">sem</text:span><text:span text:style-name="T1"> valor nominal e estranhos ao CS, criados a qualquer tempo, conferem direito de </text:span><text:span text:style-name="T16">crédito eventual</text:span><text:span text:style-name="T1"> contra a cia, na participação nos lucros anuais (máximo 10%). </text:span><text:span text:style-name="T17">[exclusiva das cias </text:span><text:span text:style-name="T19">fechadas</text:span><text:span text:style-name="T17">]</text:span></text:p>
      <text:p text:style-name="P19"/>
      <text:p text:style-name="P4"><text:soft-page-break/><text:span text:style-name="T3">Bônus de subscrição</text:span><text:span text:style-name="T1"> → </text:span><text:span text:style-name="T2">títulos de crédito emitidos no limite do CS autorizado no estatuto, dão aos titulares direito de subscrever ações da cia.</text:span></text:p>
      <text:p text:style-name="P20"/>
      <text:p text:style-name="P2"><text:span text:style-name="T5">R</text:span><text:span text:style-name="T3">eservas de capital</text:span><text:span text:style-name="T1"> só podem ser usadas para:</text:span></text:p>
      <text:list xml:id="list227583079" text:style-name="L4">
        <text:list-item>
          <text:p text:style-name="P56"><text:span text:style-name="T1">absorver prejuízos; </text:span><text:span text:style-name="T18">[se ultrapassar as reservas de lucros]</text:span></text:p>
        </text:list-item>
        <text:list-item>
          <text:p text:style-name="P60">resgate, reembolso, compra de ações;</text:p>
        </text:list-item>
        <text:list-item>
          <text:p text:style-name="P60">resgate de partes beneficiárias;</text:p>
        </text:list-item>
        <text:list-item>
          <text:p text:style-name="P60">incorporação ao CS;</text:p>
        </text:list-item>
        <text:list-item>
          <text:p text:style-name="P56"><text:span text:style-name="T1">pagamento de dividendos a </text:span><text:span text:style-name="T3">ações preferenciais</text:span><text:span text:style-name="T1">, se assim for assegurado.</text:span></text:p>
        </text:list-item>
      </text:list>
      <text:p text:style-name="P21"/>
      <text:p text:style-name="P29">Doações governamentais, <text:span text:style-name="T14">sem contrapartida</text:span><text:span text:style-name="T26">:</text:span></text:p>
      <text:p text:style-name="P36">D – Caixa <text:s text:c="14"/>10.000</text:p>
      <text:p text:style-name="P36">C – Receita – Doações <text:s text:c="2"/>10.000</text:p>
      <text:p text:style-name="P36"/>
      <text:p text:style-name="P47">Subvenção <text:span text:style-name="T14">sujeita à condição</text:span><text:span text:style-name="T26">:</text:span></text:p>
      <text:p text:style-name="P38"><text:span text:style-name="T26">CPC 07. Uma subvenção governamental deve ser reconhecida como </text:span>receita<text:span text:style-name="T26"> ao longo do período confrontada com as despesas que pretende compensar, em </text:span>base sistemática<text:span text:style-name="T26">, desde que atendidas as condições desta Norma. A subvenção governamental </text:span>não<text:span text:style-name="T26"> pode ser creditada diretamente no PL.</text:span></text:p>
      <text:p text:style-name="P53"/>
      <text:p text:style-name="P43">A Cia. Poente recebe da prefeitura do município X um terreno avaliado em <text:span text:style-name="T12">R$ 1.000.000,00</text:span>, assumindo o compromisso de instalar nessa propriedade um parque fabril modular no valor de <text:span text:style-name="T12">R$ 15.000.000,00</text:span>, com vida útil estimada em <text:span text:style-name="T12">10 anos</text:span>.</text:p>
      <text:p text:style-name="P43"/>
      <text:p text:style-name="P47"><text:span text:style-name="T26">1º) Contabilizar a subvenção no </text:span>passivo<text:span text:style-name="T26">:</text:span></text:p>
      <text:p text:style-name="P36">D – Imobilizado – Terreno <text:s text:c="10"/>1.000.000</text:p>
      <text:p text:style-name="P36">C – Passivo – Doações e Subvenções <text:s/>1.000.000</text:p>
      <text:p text:style-name="P36"/>
      <text:p text:style-name="P47"><text:span text:style-name="T26">2º) Cumpriu as condições? Transfere do </text:span>passivo<text:span text:style-name="T26"> para </text:span>receita diferida<text:span text:style-name="T26">:</text:span></text:p>
      <text:p text:style-name="P36">D – Passivo – Doações e Subvenções <text:s/>1.000.000</text:p>
      <text:p text:style-name="P36">C – Receita Diferida <text:s text:c="15"/>1.000.000</text:p>
      <text:p text:style-name="P36"/>
      <text:p text:style-name="P47"><text:span text:style-name="T26">3º) Lançar o valor como </text:span>receita<text:span text:style-name="T26">, na mesma proporção das </text:span>despesas correlatas<text:span text:style-name="T26">:</text:span></text:p>
      <text:p text:style-name="P39">Pela depreciação da fábrica:</text:p>
      <text:p text:style-name="P36">D – Depreciação <text:s text:c="20"/>1.500.000</text:p>
      <text:p text:style-name="P36">C – Depreciação Acumulada <text:s text:c="10"/>1.500.000</text:p>
      <text:p text:style-name="P36"/>
      <text:p text:style-name="P39">Pelo reconhecimento da receita de subvenção (1/10 do total):</text:p>
      <text:p text:style-name="P36">D – Receita Diferida <text:s text:c="17"/>100.000</text:p>
      <text:p text:style-name="P36">C – Outras Receitas <text:s text:c="18"/>100.000</text:p>
      <text:p text:style-name="P53"/>
      <text:p text:style-name="P44">4º) Facultativo: constituir RIF.</text:p>
      <text:p text:style-name="P44"/>
      <text:p text:style-name="P44"/>
      <text:p text:style-name="P48">Prêmio na Emissão de Debêntures<text:span text:style-name="T26">: supondo 10.000 debêntures lançadas a R$ 1,00 cada, mas que foram vendidas por R$ 1,50, para pagamento daqui a 10 anos.</text:span></text:p>
      <text:p text:style-name="P40">Pela emissão das debêntures:</text:p>
      <text:p text:style-name="P37">D – Caixa <text:s text:c="29"/>15.000</text:p>
      <text:p text:style-name="P37">C – Debêntures a Pagar <text:s text:c="16"/>10.000</text:p>
      <text:p text:style-name="P37"><text:soft-page-break/>C – Receitas Diferidas <text:s text:c="17"/>5.000</text:p>
      <text:p text:style-name="P37"/>
      <text:p text:style-name="P40">A cada ano para apropriação da receita:</text:p>
      <text:p text:style-name="P37">D – Receitas Diferidas <text:s text:c="19"/>500</text:p>
      <text:p text:style-name="P37">C – Receitas Financeiras <text:s text:c="17"/>500</text:p>
      <text:p text:style-name="P49"><text:span text:style-name="T26">O valor apropriado ao resultado </text:span>pode<text:span text:style-name="T26"> ser usado para constituir a REPD.</text:span></text:p>
      <text:p text:style-name="P45"/>
      <text:p text:style-name="P50">Ações em Tesouraria<text:span text:style-name="T26">:</text:span></text:p>
      <text:list xml:id="list3472308452" text:style-name="L5">
        <text:list-item>
          <text:p text:style-name="P57">não<text:span text:style-name="T26"> tem direito a voto nem a dividendo;</text:span></text:p>
        </text:list-item>
        <text:list-item>
          <text:p text:style-name="P57"><text:span text:style-name="T26">se houve </text:span><text:span text:style-name="T29">perda na alienação</text:span><text:span text:style-name="T23"> → diminui a reserva que serviu de lastro na aquisição;</text:span></text:p>
        </text:list-item>
        <text:list-item>
          <text:p text:style-name="P57"><text:span text:style-name="T23">se houve </text:span><text:span text:style-name="T29">ganho na alienação</text:span><text:span text:style-name="T23"> → reserva de capital;</text:span></text:p>
        </text:list-item>
        <text:list-item>
          <text:p text:style-name="P57"><text:span text:style-name="T22">não</text:span><text:span text:style-name="T23"> afeta o resultado.</text:span></text:p>
        </text:list-item>
      </text:list>
      <text:p text:style-name="P22"/>
      <text:p text:style-name="P23">RL + RE + RRL + Rdiv &lt;= CS</text:p>
      <text:p text:style-name="P24"/>
      <text:p text:style-name="P8"><text:span text:style-name="T25">Limite obrigatório</text:span><text:span text:style-name="T24">: </text:span><text:span text:style-name="T23">RL &lt;= 20% CS</text:span></text:p>
      <text:p text:style-name="P10"><text:span text:style-name="T22">Limite facultativo</text:span><text:span text:style-name="T23">: RL+Reservas de Capital &lt;= 30% CS</text:span></text:p>
      <text:p text:style-name="P23"/>
      <text:p text:style-name="P9"><text:span text:style-name="T23">A RL </text:span><text:span text:style-name="T22">somente</text:span><text:span text:style-name="T23"> pode ser usada para:</text:span></text:p>
      <text:list xml:id="list2497120849" text:style-name="L6">
        <text:list-item>
          <text:p text:style-name="P63">compensar prejuízos; ou</text:p>
        </text:list-item>
        <text:list-item>
          <text:p text:style-name="P63">aumentar o CS.</text:p>
        </text:list-item>
      </text:list>
      <text:p text:style-name="P25"/>
      <text:p text:style-name="P11"><text:span text:style-name="T22">Atenção!</text:span><text:span text:style-name="T23"> Para o cálculo dos limites da RL, as bancas usam o </text:span><text:span text:style-name="T22">capital integralizado</text:span><text:span text:style-name="T23">.</text:span></text:p>
      <text:p text:style-name="P26"/>
      <text:p text:style-name="P12"><text:span text:style-name="T23">Requisitos para criação de </text:span><text:span text:style-name="T22">reservas estatutárias</text:span><text:span text:style-name="T23">:</text:span></text:p>
      <text:list xml:id="list3484301807" text:style-name="L7">
        <text:list-item>
          <text:p text:style-name="P64">indicar finalidade;</text:p>
        </text:list-item>
        <text:list-item>
          <text:p text:style-name="P64">fixar critérios;</text:p>
        </text:list-item>
        <text:list-item>
          <text:p text:style-name="P64">fixar parcela a ser destinada; e</text:p>
        </text:list-item>
        <text:list-item>
          <text:p text:style-name="P64">estabelecer limite máximo.</text:p>
        </text:list-item>
      </text:list>
      <text:p text:style-name="P27"/>
      <text:p text:style-name="P13"><text:span text:style-name="T23">A RIF </text:span><text:span text:style-name="T22">somente </text:span><text:span text:style-name="T23">pode ser usada para:</text:span></text:p>
      <text:list xml:id="list2964928167" text:style-name="L8">
        <text:list-item>
          <text:p text:style-name="P65">compensar prejuízos (somente depois de usar todas as outras reservas de lucros); e</text:p>
        </text:list-item>
        <text:list-item>
          <text:p text:style-name="P65">aumentar o CS.</text:p>
        </text:list-item>
      </text:list>
      <text:p text:style-name="P17"><text:span text:style-name="T26">Se usada para compensar prejuízos, a reserva deverá ser recomposta </text:span>imediatamente <text:span text:style-name="T26">assim que houver lucro </text:span><text:span text:style-name="T27">nos períodos subsequentes</text:span><text:span text:style-name="T26">.</text:span></text:p>
      <text:p text:style-name="P61"/>
      <text:p text:style-name="P33">São considerados <text:span text:style-name="T12">lucros não realizados</text:span><text:span text:style-name="T26"> (p/ fins de constituição da <text:s/>RLAR):</text:span></text:p>
      <text:list xml:id="list2920128561" text:style-name="L9">
        <text:list-item>
          <text:p text:style-name="P67">resultado positivo do MEP;</text:p>
        </text:list-item>
        <text:list-item>
          <text:p text:style-name="P66"><text:span text:style-name="T26">lucro, rendimento, ganhos cuja realização financeira se dê no </text:span><text:span text:style-name="T12">longo prazo</text:span><text:span text:style-name="T26">.</text:span></text:p>
        </text:list-item>
      </text:list>
      <text:p text:style-name="P68"/>
      <text:p text:style-name="P69">A RLAR só pode ser usada para:</text:p>
      <text:list xml:id="list2248264197" text:style-name="L10">
        <text:list-item>
          <text:p text:style-name="P70">pagamento de dividendos; ou</text:p>
        </text:list-item>
        <text:list-item>
          <text:p text:style-name="P70">absorção de prejuízos.</text:p>
        </text:list-item>
      </text:list>
      <text:p text:style-name="P69"/>
      <text:p text:style-name="P34"><text:span text:style-name="T26">RRL (ou RO ou RI) poderá ter duração de </text:span><text:span text:style-name="T12">até 5 </text:span><text:span text:style-name="T13">exercícios</text:span><text:span text:style-name="T26">, salvo se houver </text:span><text:span text:style-name="T28">execução de </text:span><text:span text:style-name="T26">projeto de investimento por prazo maior.</text:span></text:p>
      <text:p text:style-name="P71"/>
      <text:p text:style-name="P30">Dividendos obrigatórios<text:span text:style-name="T26">:</text:span></text:p>
      <text:list xml:id="list2465525054" text:style-name="L11">
        <text:list-item>
          <text:p text:style-name="P77"><text:span text:style-name="T26">estatuto omisso → DO = 50% x (LLE – RL – RCont + Rev.RCont </text:span><text:span text:style-name="T20">– RIF* – REPD*</text:span><text:span text:style-name="T26">); </text:span><text:span text:style-name="T20">[* RIF e REPD são opcionais]</text:span></text:p>
        </text:list-item>
        <text:list-item>
          <text:p text:style-name="P72"><text:soft-page-break/>estatudo deixa de ser omisso → no mínimo 25% do ajuste feito acima.</text:p>
        </text:list-item>
      </text:list>
      <text:p text:style-name="P73"/>
      <text:p text:style-name="P31"><text:span text:style-name="T26">Dividendo obrigatório → ficam no </text:span>Passivo<text:span text:style-name="T26">.</text:span></text:p>
      <text:p text:style-name="P31"><text:span text:style-name="T26">Dividendo adicional declarado </text:span>após<text:span text:style-name="T26"> da data base→ divulgados em </text:span>NE<text:span text:style-name="T26">.</text:span></text:p>
      <text:p text:style-name="P31"><text:span text:style-name="T26">Dividendo adicional declarado </text:span>antes<text:span text:style-name="T26"> da data base → ficam no </text:span>PL<text:span text:style-name="T26"> até a aprovação da AG, quando então são transferidos para o </text:span>Passivo<text:span text:style-name="T26">.</text:span></text:p>
      <text:p text:style-name="P74"/>
      <text:p text:style-name="P32">Adiantamento para aumento de CS<text:span text:style-name="T26">:</text:span></text:p>
      <text:list xml:id="list1536850035" text:style-name="L12">
        <text:list-item>
          <text:p text:style-name="P78"><text:span text:style-name="T26">regra → </text:span>Passivo<text:span text:style-name="T26">;</text:span></text:p>
        </text:list-item>
        <text:list-item>
          <text:p text:style-name="P78"><text:span text:style-name="T26">exceção → quando não houver hipótese de restituição → </text:span>PL<text:span text:style-name="T26">.</text:span></text:p>
        </text:list-item>
      </text:list>
      <text:p text:style-name="P75"/>
      <text:p text:style-name="P76">Créditos de <text:span text:style-name="T12">funcionamento</text:span> → ativo.</text:p>
      <text:p text:style-name="P76">Débitos de <text:span text:style-name="T12">funcionamento</text:span> → passivo.</text:p>
      <text:p text:style-name="P76"/>
      <text:p text:style-name="P76">Créditos de <text:span text:style-name="T12">financiamento</text:span> → ativo.</text:p>
      <text:p text:style-name="P62">Débitos de <text:span text:style-name="T12">funcionamento</text:span> → pass<text:span text:style-name="T30">iv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f32ac" officeooo:paragraph-rsid="001f32a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5 – Balanço patrimonial: passivo e patrimônio líquid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5:17:19.783000000</meta:creation-date>
    <dc:date>2018-06-05T18:06:39.432000000</dc:date>
    <meta:editing-duration>PT1M31S</meta:editing-duration>
    <meta:editing-cycles>5</meta:editing-cycles>
    <meta:generator>LibreOffice/6.0.1.1$Windows_X86_64 LibreOffice_project/60bfb1526849283ce2491346ed2aa51c465abfe6</meta:generator>
    <meta:document-statistic meta:table-count="0" meta:image-count="0" meta:object-count="0" meta:page-count="4" meta:paragraph-count="97" meta:word-count="1052" meta:character-count="6659" meta:non-whitespace-character-count="5505"/>
  </office:meta>
</office:document-meta>
</file>